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924" officeooo:paragraph-rsid="00146924"/>
    </style:style>
    <style:style style:name="P2" style:family="paragraph" style:parent-style-name="Standard">
      <style:paragraph-properties fo:text-align="start" style:justify-single-word="false"/>
      <style:text-properties officeooo:rsid="00146924" officeooo:paragraph-rsid="00146924"/>
    </style:style>
    <style:style style:name="P3" style:family="paragraph" style:parent-style-name="Standard">
      <style:paragraph-properties fo:text-align="start" style:justify-single-word="false"/>
      <style:text-properties officeooo:rsid="0014d090" officeooo:paragraph-rsid="0014d09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bf22"/>
    </style:style>
    <style:style style:name="T3" style:family="text">
      <style:text-properties officeooo:rsid="00179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ARGS </text:p>
      <text:p text:style-name="P1"/>
      <text:p text:style-name="P1"/>
      <text:p text:style-name="P2"/>
      <text:p text:style-name="P3"><text:span text:style-name="T1">I</text:span> <text:span text:style-name="T1">Arguments de la ligne de commande </text:span></text:p>
      <text:p text:style-name="P3"/>
      <text:p text:style-name="P3">1) <text:span text:style-name="T1">os.Args</text:span></text:p>
      <text:p text:style-name="P3">- Donne accès aux arguments de la ligne de commande (c’est un slice)</text:p>
      <text:p text:style-name="P3">→ os.Args[0] : nom de l’exécutable <text:span text:style-name="T2">(chemin d’exécution)</text:span></text:p>
      <text:p text:style-name="P3">→ <text:span text:style-name="T2">os.Args[1 :] : comprends toutes les valeurs du slice à partir du 1 (inclus) : contient les arguments de notre programme </text:span></text:p>
      <text:p text:style-name="P3"><text:tab/>→ <text:span text:style-name="T3">On peut récupérer directement un des arguments en utilisant sa position dans le slic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2:45:18.914390098</meta:creation-date>
    <dc:date>2024-06-03T13:06:48.859802790</dc:date>
    <meta:editing-duration>PT11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9" meta:character-count="388" meta:non-whitespace-character-count="321"/>
  </office:meta>
</office:document-meta>
</file>